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officeooo:rsid="0673d7fc"/>
    </style:style>
    <style:style style:name="T24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6" style:family="text">
      <style:text-properties style:text-line-through-style="none" style:text-line-through-type="none" style:font-name="Liberation Sans" style:text-underline-style="none" officeooo:rsid="0b0f3a36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fo:language="en" fo:country="GB" style:text-underline-style="none"/>
    </style:style>
    <style:style style:name="T251" style:family="text">
      <style:text-properties style:font-name="Liberation Mono" fo:font-size="11pt" style:font-size-asian="11pt" style:font-size-complex="11pt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4" style:family="text">
      <style:text-properties officeooo:rsid="102b859b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35cc54" style:font-weight-asian="bold" style:font-weight-complex="bold"/>
    </style:style>
    <style:style style:name="T257" style:family="text">
      <style:text-properties fo:font-weight="bold" officeooo:rsid="103b85c2" style:font-weight-asian="bold" style:font-weight-complex="bold"/>
    </style:style>
    <style:style style:name="T258" style:family="text">
      <style:text-properties fo:font-weight="bold" officeooo:rsid="10b6b930" style:font-weight-asian="bold" style:font-weight-complex="bold"/>
    </style:style>
    <style:style style:name="T259" style:family="text">
      <style:text-properties officeooo:rsid="1035cc54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officeooo:rsid="0fed6741"/>
    </style:style>
    <style:style style:name="T271" style:family="text">
      <style:text-properties officeooo:rsid="10a19599"/>
    </style:style>
    <style:style style:name="T27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0">Checklist for installing</text:span></text:span><text:span text:style-name="T176">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8"><text:note text:id="ftn1" text:note-class="footnote"><text:note-citation>1</text:note-citation><text:note-body><text:p text:style-name="P44"><text:span text:style-name="T263">This </text:span><text:span text:style-name="Strong_20_Emphasis"><text:span text:style-name="T262"><text:user-field-get text:name="Distro">Debian</text:user-field-get></text:span></text:span><text:span text:style-name="T264"><text:s/></text:span><text:span text:style-name="T268"><text:user-field-get text:name="Version">12</text:user-field-get></text:span><text:span text:style-name="T268"><text:s/>Desktop</text:span><text:span text:style-name="T263"> (codename </text:span><text:span text:style-name="T265">bookworm</text:span><text:span text:style-name="T263">) from </text:span><text:span text:style-name="T266">June</text:span><text:span text:style-name="T263"> </text:span><text:span text:style-name="Strong_20_Emphasis"><text:span text:style-name="T269"><text:user-field-get text:name="Releaseyear">2023</text:user-field-get></text:span></text:span><text:span text:style-name="T263"><text:s/>is a so-called LTS version (stands for Long-Term Support) and is supported for 5 years until </text:span><text:span text:style-name="T267">June</text:span><text:span text:style-name="T263"> </text:span><text:span text:style-name="T173">202</text:span><text:span text:style-name="T175">8</text:span><text:span text:style-name="T174">.</text:span></text:p></text:note-body></text:note></text:span><text:span text:style-name="T179"><text:s/></text:span><text:span text:style-name="T181">Desktop</text:span><text:span text:style-name="T180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4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6"><text:s/></text:span></text:span><text:span text:style-name="Strong_20_Emphasis"><text:span text:style-name="T23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8">name</text:span></text:span><text:span text:style-name="T193"><text:tab/></text:span><text:span text:style-name="T192"> <text:tab/><text:tab/><text:tab/> </text:span><text:span text:style-name="T194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201">ull </text:span><text:span text:style-name="T187">na</text:span><text:span text:style-name="T188">me,</text:span><text:span text:style-name="T187"> </text:span><text:span text:style-name="T188">e.g.</text:span><text:span text:style-name="T187"> </text:span><text:span text:style-name="T189">J</text:span><text:span text:style-name="T204">oh</text:span><text:span text:style-name="T189">n </text:span><text:span text:style-name="T191">Doe</text:span><text:span text:style-name="T203">]</text:span></text:p>
      <text:p text:style-name="P96"><text:span text:style-name="Definition"><text:span text:style-name="T186">USER</text:span></text:span><text:span text:style-name="Definition"><text:span text:style-name="T247">na</text:span></text:span><text:span text:style-name="Definition"><text:span text:style-name="T249">me</text:span></text:span><text:span text:style-name="T185"><text:tab/><text:tab/><text:tab/> </text:span><text:span text:style-name="T185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5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47">COMPUTERNA</text:span></text:span><text:span text:style-name="Definition"><text:span text:style-name="T249">me</text:span></text:span><text:span text:style-name="T205"><text:tab/> </text:span><text:span text:style-name="T247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7"><text:s text:c="2"/></text:span><text:span text:style-name="T208">[</text:span><text:span text:style-name="T212">N</text:span><text:span text:style-name="T206">a</text:span><text:span text:style-name="T209">me of the</text:span><text:span text:style-name="T206"> compute</text:span><text:span text:style-name="T207">r, </text:span><text:span text:style-name="T209">e.g.</text:span><text:span text:style-name="T210"> </text:span><text:span text:style-name="T211">pc02</text:span><text:span text:style-name="T208">]</text:span></text:p>
      <text:p text:style-name="P65"><text:span text:style-name="Definition"><text:span text:style-name="T214">USER</text:span></text:span><text:span text:style-name="T213"><text:tab/><text:tab/></text:span><text:span text:style-name="T192"> <text:tab/><text:tab/><text:tab/> </text:span><text:span text:style-name="T194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196">ull </text:span><text:span text:style-name="T197">na</text:span><text:span text:style-name="T198">me</text:span><text:span text:style-name="T197"> possibly </text:span><text:span text:style-name="T202">2</text:span><text:span text:style-name="T226">nd</text:span><text:span text:style-name="T202"> </text:span><text:span text:style-name="T199">user</text:span><text:span text:style-name="T190">]</text:span></text:p>
      <text:p text:style-name="P96"><text:span text:style-name="Definition"><text:span text:style-name="T214">USERN</text:span></text:span><text:span text:style-name="Definition"><text:span text:style-name="T215">a</text:span></text:span><text:span text:style-name="Definition"><text:span text:style-name="T216">me</text:span></text:span><text:span text:style-name="Definition"><text:span text:style-name="T220"><text:tab/><text:tab/><text:tab/> </text:span></text:span><text:span text:style-name="T220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0"><text:s text:c="2"/></text:span><text:span text:style-name="T217">[</text:span><text:span text:style-name="T219">U</text:span><text:span text:style-name="T218">ser</text:span><text:span text:style-name="T222">na</text:span><text:span text:style-name="T223">me</text:span><text:span text:style-name="T222"> possibly </text:span><text:span text:style-name="T225">2</text:span><text:span text:style-name="T227">nd</text:span><text:span text:style-name="T225"> </text:span><text:span text:style-name="T224">user</text:span><text:span text:style-name="T221">]</text:span></text:p>
      <text:p text:style-name="P65"><text:span text:style-name="T154">Replace the </text:span><text:span text:style-name="T165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1">Not yet on Linux?</text:span><text:span text:style-name="T155"><text:tab/></text:span><text:span text:style-name="T160">Use</text:span><text:span text:style-name="T156"> </text:span><text:span text:style-name="Strong_20_Emphasis"><text:span text:style-name="T163">Checklist </text:span></text:span><text:span text:style-name="Strong_20_Emphasis"><text:span text:style-name="T164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2">Linux</text:span><text:span text:style-name="T158">.</text:span></text:p>
      <text:p text:style-name="P61"><text:span text:style-name="T242">New installation?</text:span><text:span text:style-name="T244"><text:tab/><text:tab/></text:span><text:span text:style-name="T245">Start at chapter </text:span><text:span text:style-name="T243"><text:bookmark-ref text:reference-format="page" text:ref-name="__RefNumPara__4009_12717081281">2</text:bookmark-ref></text:span><text:span text:style-name="T243"><text:s text:c="2"/></text:span><text:span text:style-name="T243"><text:bookmark-ref text:reference-format="text" text:ref-name="__RefNumPara__4009_12717081281">Perform installation</text:bookmark-ref></text:span><text:span text:style-name="T246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4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0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1" draw:name="Vorm 4" draw:style-name="gr1" draw:text-style-name="P10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6" draw:style-name="gr1" draw:text-style-name="P10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6">Perform installation</text:span></text:span><text:bookmark-end text:name="__RefNumPara__4009_12717081281"/></text:p>
        </text:list-item>
      </text:list>
      <text:p text:style-name="P80"><text:span text:style-name="Strong_20_Emphasis"><text:span text:style-name="T16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7">Boot the computer from</text:span><text:span text:style-name="T169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3">Esc</text:span>, <text:span text:style-name="T253">Delete</text:span>, <text:span text:style-name="T253">F1</text:span>, <text:span text:style-name="T253">F2</text:span>, <text:span text:style-name="T253">F9</text:span>, <text:span text:style-name="T253">F10</text:span>, <text:span text:style-name="T253">F11</text:span>, <text:span text:style-name="T270">or </text:span><text:span text:style-name="T253">F12</text:span>.</text:p></text:note-body></text:note></text:span><text:span text:style-name="T167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8">Live</text:span><text:span text:style-name="T96"><text:note text:id="ftn5" text:note-class="footnote"><text:note-citation>2</text:note-citation><text:note-body><text:p text:style-name="P19"><text:span text:style-name="T228">From a Live USB stick you can boot and work with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8">without modifying any files on the hard drive and also allows installation of </text:span><text:span text:style-name="Strong_20_Emphasis"><text:span text:style-name="T172"><text:user-field-get text:name="Distro">Debian</text:user-field-get></text:span></text:span><text:span text:style-name="Strong_20_Emphasis"><text:span text:style-name="T172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1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1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5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59">At</text:span> <text:span text:style-name="T255">Regio</text:span><text:span text:style-name="T257">n</text:span> <text:span text:style-name="T259">choose</text:span> <text:span text:style-name="T255">Europ</text:span><text:span text:style-name="T256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19" draw:name="Vorm13_ 4" draw:style-name="gr1" draw:text-style-name="P108" svg:width="0.35cm" svg:height="0.35cm" draw:control="control18"/></text:span></text:span></text:p>
          </table:table-cell>
          <table:table-cell table:style-name="_32_._5f_Installatie_5f_uitvoeren.C10" office:value-type="string">
            <text:p text:style-name="P42"><text:span text:style-name="T272">At</text:span> <text:span text:style-name="T258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2">Choose</text:span> <text:span text:style-name="T255">English (US)</text:span> <text:span text:style-name="T272">a</text:span><text:span text:style-name="T271">n</text:span><text:span text:style-name="T272">d</text:span><text:span text:style-name="T271"> </text:span><text:span text:style-name="Strong_20_Emphasis"><text:span text:style-name="T271">English (US, intl., with dead keys)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3" draw:name="Vorm4" draw:style-name="gr1" draw:text-style-name="P10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3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29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6" draw:name="Vorm 9" draw:style-name="gr1" draw:text-style-name="P108" svg:width="0.35cm" svg:height="0.35cm" draw:control="control25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38">Written</text:span></text:span><text:span text:style-name="Emphasis"><text:span text:style-name="T237"> </text:span></text:span><text:span text:style-name="Emphasis"><text:span text:style-name="T238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39">.</text:span></text:span></text:p>
      <text:p text:style-name="P68"><text:span text:style-name="Emphasis"><text:span text:style-name="T260">Licens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39"> 1.0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23T11:14:11.269175251">23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4:11.140023604</dc:date>
    <meta:keyword>Installatie</meta:keyword>
    <meta:keyword>Checklist</meta:keyword>
    <meta:keyword>Linux</meta:keyword>
    <meta:editing-cycles>6998</meta:editing-cycles>
    <meta:editing-duration>P12DT9H52M2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20" meta:non-whitespace-character-count="2895"/>
    <meta:user-defined meta:name="Info 1"/>
    <meta:user-defined meta:name="Info 2"/>
    <meta:user-defined meta:name="Info 3"/>
    <meta:user-defined meta:name="Info 4"/>
  </office:meta>
</office:document-meta>
</file>